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ERAUN AVALOS, FRANCO CECIL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53721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73676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ERAUN AVALOS, FRANCO CECIL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5372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 736 7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5372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10/2021</text:p>
          </table:table-cell>
          <table:table-cell table:style-name="Tabla2.A3" office:value-type="string">
            <text:p text:style-name="P22">5768261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09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